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9271in" fo:margin-left="0in" table:align="left" style:shadow="none"/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5in"/>
    </style:style>
    <style:style style:name="Table3.C" style:family="table-column">
      <style:table-column-properties style:column-width="0.7708in"/>
    </style:style>
    <style:style style:name="Table3.D" style:family="table-column">
      <style:table-column-properties style:column-width="0.8438in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style:font-name="Courier 10 Pitch"/>
    </style:style>
    <style:style style:name="P7" style:family="paragraph" style:parent-style-name="Standard">
      <style:paragraph-properties fo:text-align="start" style:justify-single-word="false"/>
      <style:text-properties style:font-name="Courier 10 Pitch"/>
    </style:style>
    <style:style style:name="P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text-properties style:font-name="Courier 10 Pitch"/>
    </style:style>
    <style:style style:name="T1" style:family="text">
      <style:text-properties style:font-name="Courier 10 Pitch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hursday quizzes will have questions straight off the immediately preceding homework, so homework is a way for you to prepare for those quizzes. <text:s/>Homework itself will not be turned in and is optional.</text:p>
      <text:p text:style-name="P1"><text:span text:style-name="T3">Make sure to check the “Week 01” folder on the class website for slides:<text:line-break/></text:span><text:a xlink:type="simple" xlink:href="https://github.com/Moosader/Problem-Solving-and-Programming-II">https://github.com/Moosader/Problem-Solving-and-Programming-II</text:a></text:p>
      <text:p text:style-name="P2"/>
      <text:p text:style-name="P4">Rewrite these Python statements in C++</text:p>
      <text:p text:style-name="P4"/>
      <text:p text:style-name="P2">1.<text:tab/><text:span text:style-name="T1">print( "Hello, world!" )</text:span></text:p>
      <text:p text:style-name="P2"/>
      <text:p text:style-name="P2"/>
      <text:p text:style-name="P2"/>
      <text:p text:style-name="P2">2.<text:tab/><text:span text:style-name="T1">score = input( "Please enter grade (0 - 100): " )</text:span></text:p>
      <text:p text:style-name="P5">(Make sure to declare score before using it)</text:p>
      <text:p text:style-name="P5"/>
      <text:p text:style-name="P2"/>
      <text:p text:style-name="P2"/>
      <text:p text:style-name="P2">3.<text:tab/><text:span text:style-name="T1">if ( score &gt;= 90 ):</text:span></text:p>
      <text:p text:style-name="P7"><text:tab/><text:tab/>print( "You received an A!" )</text:p>
      <text:p text:style-name="P2"/>
      <text:p text:style-name="P2"/>
      <text:p text:style-name="P2"/>
      <text:p text:style-name="P2">4.<text:tab/><text:span text:style-name="T1">elif ( score &gt;= 80 ):</text:span></text:p>
      <text:p text:style-name="P7"><text:tab/><text:tab/>print( "You received a B!" )</text:p>
      <text:p text:style-name="P7"/>
      <text:p text:style-name="P7"/>
      <text:p text:style-name="P7"/>
      <text:p text:style-name="Standard">5.<text:tab/><text:span text:style-name="T1">if ( cake == True and pie == False ):</text:span></text:p>
      <text:p text:style-name="P6"><text:tab/><text:tab/>print( "Cake" )</text:p>
      <text:p text:style-name="P7"/>
      <text:p text:style-name="P7"/>
      <text:p text:style-name="P7"/>
      <text:p text:style-name="Standard">6.<text:tab/><text:span text:style-name="T1">while ( quit == "n" ):</text:span></text:p>
      <text:p text:style-name="P6"><text:tab/><text:tab/>quit = input( "Do you want to quit? y/n " ):</text:p>
      <text:p text:style-name="P7"/>
      <text:p text:style-name="P7"/>
      <text:p text:style-name="P7"/>
      <text:p text:style-name="Standard">7.<text:tab/><text:span text:style-name="T1">for i in range( 0, 10 ):</text:span></text:p>
      <text:p text:style-name="P6"><text:tab/><text:tab/>print( "This is number " + str( i ) )</text:p>
      <text:p text:style-name="P6"/>
      <text:p text:style-name="P6"/>
      <text:p text:style-name="P6"/>
      <text:p text:style-name="P10">Fill in the blanks</text:p>
      <text:p text:style-name="P3"/>
      <text:p text:style-name="P9">8.<text:tab/>Basic C++ Program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2">#include &lt;_________&gt;<text:tab/><text:tab/>// Input/Output Library</text:p>
            <text:p text:style-name="P12"/>
            <text:p text:style-name="P12">using namespace ____;</text:p>
            <text:p text:style-name="P12"></text:p>
            <text:p text:style-name="P12">___ main()</text:p>
            <text:p text:style-name="P12">{</text:p>
            <text:p text:style-name="P12"><text:tab/>return ___;</text:p>
            <text:p text:style-name="P12">}</text:p>
          </table:table-cell>
        </table:table-row>
      </table:table>
      <text:p text:style-name="P9"/>
      <text:p text:style-name="P9"/>
      <text:p text:style-name="P3"/>
      <text:p text:style-name="P3">Review questions</text:p>
      <text:p text:style-name="P3"><text:span text:style-name="T2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9.</text:p>
          </table:table-cell>
          <table:table-cell table:style-name="Table3.A1" office:value-type="string">
            <text:p text:style-name="Table_20_Contents">C++ is a scripting language</text:p>
          </table:table-cell>
          <table:table-cell table:style-name="Table3.A1" office:value-type="string">
            <text:p text:style-name="Table_20_Contents">True</text:p>
          </table:table-cell>
          <table:table-cell table:style-name="Table3.A1" office:value-type="string">
            <text:p text:style-name="Table_20_Contents">False</text:p>
          </table:table-cell>
        </table:table-row>
        <table:table-row>
          <table:table-cell table:style-name="Table3.A1" office:value-type="string">
            <text:p text:style-name="Table_20_Contents">10.</text:p>
          </table:table-cell>
          <table:table-cell table:style-name="Table3.A1" office:value-type="string">
            <text:p text:style-name="Table_20_Contents">C++ does not have a List data-type</text:p>
          </table:table-cell>
          <table:table-cell table:style-name="Table3.A1" office:value-type="string">
            <text:p text:style-name="Table_20_Contents">True</text:p>
          </table:table-cell>
          <table:table-cell table:style-name="Table3.A1" office:value-type="string">
            <text:p text:style-name="Table_20_Contents">False</text:p>
          </table:table-cell>
        </table:table-row>
      </table:table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Table_20_Contents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Header">CS 201 Problem Solving &amp; Programming II</text:p>
            </table:table-cell>
            <table:table-cell table:style-name="Table2.A1" office:value-type="string">
              <text:p text:style-name="MP1">Homework 1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0T10:43:06</meta:creation-date>
    <meta:generator>LibreOffice/3.5$Linux_X86_64 LibreOffice_project/350m1$Build-2</meta:generator>
    <dc:date>2013-06-10T11:06:38</dc:date>
    <meta:editing-duration>PT22M48S</meta:editing-duration>
    <meta:editing-cycles>21</meta:editing-cycles>
    <meta:document-statistic meta:table-count="3" meta:image-count="0" meta:object-count="0" meta:page-count="2" meta:paragraph-count="36" meta:word-count="206" meta:character-count="1085" meta:non-whitespace-character-count="890"/>
  </office:meta>
</office:document-meta>
</file>